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910f" officeooo:paragraph-rsid="00029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i definida uma sala para o projeto. Inicialmente foram movidos alguns tótens, duas mesas e computadores para indicar que estava ocupada pelo projeto. O arranjo físico da sala ficou a ser definido com as ferramentas que seriam adquiridas, e com os trabalhos futu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S</meta:editing-duration>
    <meta:editing-cycles>3</meta:editing-cycles>
    <meta:generator>LibreOffice/5.1.3.2$Windows_x86 LibreOffice_project/644e4637d1d8544fd9f56425bd6cec110e49301b</meta:generator>
    <dc:date>2016-06-20T17:24:07.912000000</dc:date>
    <meta:document-statistic meta:table-count="0" meta:image-count="0" meta:object-count="0" meta:page-count="1" meta:paragraph-count="1" meta:word-count="43" meta:character-count="267" meta:non-whitespace-character-count="225"/>
    <meta:user-defined meta:name="Info 1"/>
    <meta:user-defined meta:name="Info 2"/>
    <meta:user-defined meta:name="Info 3"/>
    <meta:user-defined meta:name="Info 4"/>
  </office:meta>
</office:document-meta>
</file>